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loext: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loext: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Heading_20_3">
      <style:text-properties officeooo:rsid="00222c84" officeooo:paragraph-rsid="00222c84"/>
    </style:style>
    <style:style style:name="P24" style:family="paragraph" style:parent-style-name="Heading_20_3">
      <style:paragraph-properties fo:margin-top="0in" fo:margin-bottom="0.1181in" loext:contextual-spacing="fals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officeooo:rsid="001e1db3" officeooo:paragraph-rsid="001e1db3"/>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2091d6" style:font-size-asian="8pt"/>
    </style:style>
    <style:style style:name="T5" style:family="text">
      <style:text-properties fo:font-size="9pt" style:font-size-asian="9pt"/>
    </style:style>
    <style:style style:name="T6" style:family="text">
      <style:text-properties officeooo:rsid="0021c4e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c4ee"/>
    </style:style>
    <style:style style:name="T9" style:family="text">
      <style:text-properties style:text-underline-style="solid" style:text-underline-width="auto" style:text-underline-color="font-color" officeooo:rsid="002f9500"/>
    </style:style>
    <style:style style:name="T10" style:family="text">
      <style:text-properties style:text-underline-style="solid" style:text-underline-width="auto" style:text-underline-color="font-color" officeooo:rsid="00307358"/>
    </style:style>
    <style:style style:name="T11" style:family="text">
      <style:text-properties style:text-underline-style="solid" style:text-underline-width="auto" style:text-underline-color="font-color" officeooo:rsid="0026631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1"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2"> any other format is used, including </text:span>decimal pairs, it's very important to make it clear how to interpret it.</text:p>
      <text:p text:style-name="Standard">There are many methods to store a Unique Identifier, and <text:span text:style-name="T6">there</text:span> <text:span text:style-name="T6">i</text:span>s no constrain<text:span text:style-name="T6">t</text:span> <text:span text:style-name="T6">placed</text:span> by th<text:span text:style-name="T6">e</text:span> <text:span text:style-name="T6">Unique Identifier </text:span>Standard <text:span text:style-name="T6">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6">U</text:span>nique <text:span text:style-name="T6">I</text:span>dentifiers to separate devices. These ranges can be subdivided and delegated further, as needed. Additional ranges can then be requested, which will eventually be recorded in the Unique Identifier Standard <text:span text:style-name="T6">or the Unique Identifier Appendix as appropriate</text:span>. <text:s/>The OpenLCB organization reserves the right to allocate Unique Identifiers within a separate database in real-time and periodically update the Unique Identifier <text:span text:style-name="T6">Appendix</text:span> document from this database. <text:s/>In the unlikely event that a conflict shall arise between OpenLCB managed real-time database and the Unique Identifiers <text:span text:style-name="T6">Appendix</text:span>, the Unique Identifiers <text:span text:style-name="T6">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6">N</text:spa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ext:span><text:span text:style-name="T8">Though not strictly required, by convention, t</text:span><text:span text:style-name="T7">he value of zero <text:s/></text:span><text:span text:style-name="T8">for the lower self-assigned byte(s) </text:span><text:span text:style-name="T7">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4" text:outline-level="3">Well-Known Global Identifiers</text:h>
      <text:p text:style-name="Standard">In addition to use as <text:span text:style-name="T6">N</text:span>ode <text:span text:style-name="T6">I</text:span>dentifiers (Node IDs), OpenLCB <text:span text:style-name="T6">U</text:span>nique <text:span text:style-name="T6">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12">is specified elsewhere. In some cases, the protocols are still being developed, and the entry here is just reserving a range for a specific future use.</text:span></text:p>
      <text:h text:style-name="P22" text:outline-level="3"><text:bookmark-start text:name="__RefHeading__4897_53554088"/><text:soft-page-break/>Manufacture<text:span text:style-name="T24">r</text:span> Specific<text:bookmark-end text:name="__RefHeading__4897_53554088"/></text:h>
      <text:p text:style-name="P17"><text:span text:style-name="T12">This group of Unique Identifiers is reserved specifically for manufacture</text:span><text:span text:style-name="T13">r</text:span><text:span text:style-name="T1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2">A manufacture</text:span><text:span text:style-name="T13">r</text:span><text:span text:style-name="T12"> is not required to assign Unique Identifiers sequentially. <text:s/>They may choose their own arbitrary scheme that could be based on product type, manufacture date, or some other method of their choosing. <text:s/>Though it is </text:span><text:span text:style-name="T16">strongly recommended</text:span><text:span text:style-name="T12"> for a manufacture</text:span><text:span text:style-name="T13">r</text:span><text:span text:style-name="T12"> to make reasonably efficient use of their self-assigned space, should a manufacture</text:span><text:span text:style-name="T13">r</text:span><text:span text:style-name="T12"> require additional space, it may be requested, and granted, without the requirement of having used every last available Unique Identifier within a previously assigned space. <text:s/>Manufacture</text:span><text:span text:style-name="T14">r</text:span><text:span text:style-name="T12">s are not required to publicly disclose their allocation scheme for Unique Identifiers.</text:span></text:p>
      <text:p text:style-name="Standard"><text:span text:style-name="T12">In order to encourage existing manufacturers to participate in developing OpenLCB products, every DCC manufacturer </text:span><text:span text:style-name="T13">h</text:span><text:span text:style-name="T12">as already been allocated a 24-bit region within which to self-assign Unique Identifiers from. <text:s/>The DIY, JMRI, MERG, and NMRA Reserved spaces are sub-sets of the DCC manufacture</text:span><text:span text:style-name="T15">r</text:span><text:span text:style-name="T1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12">Only those DCC manufactures assigned a short (8-bit) DCC manufacturer ID have allocations in this region. <text:s/>For those manufactures that obtain a long (16-bit) DCC manufacture ID, please see section </text:span><text:span text:style-name="T12"><text:bookmark-ref text:reference-format="chapter" text:ref-name="__RefHeading__4869_53554088">2.5.11</text:bookmark-ref></text:span><text:span text:style-name="T12">. <text:s/>The result is that those manufactures who happen to be earlier assignees of a unique </text:span><text:span text:style-name="T18">DCC </text:span><text:span text:style-name="T12">manufacture ID have a slight advantage in that they have two 24-bit regions assigned to them without having to explicit request assignment of a 2</text:span><text:span text:style-name="T21">nd</text:span><text:span text:style-name="T1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12">The advantage posed by having two automatically allocated 24-bit DCC manufacture ID based regions is negligible. <text:s/>As stated in section </text:span><text:span text:style-name="T12"><text:bookmark-ref text:reference-format="chapter" text:ref-name="__RefHeading__4843_53554088">2.5.1</text:bookmark-ref></text:span><text:span text:style-name="T12">, </text:span><text:span text:style-name="T17">there is no shortage of 24-bit regions that can be assigned, and another 24-bit region can be assigned to any manufacture upon request.</text:span></text:p>
      <text:h text:style-name="P24"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2">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4"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8621556821029589723" text:style-name="L1">
        <text:list-item>
          <text:p text:style-name="P2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5">A single computer may run several programs, so there still needs to be separate mechanism to provide a unique value for the lowest bytes of <text:span text:style-name="T12">the</text:span> ID. <text:s/>That involves a level of coordination across multiple software vendors that <text:span text:style-name="T28">i</text:span>s hard to imagine.</text:p>
        </text:list-item>
        <text:list-item>
          <text:p text:style-name="P25">IPv6 is coming. <text:s/>It provides addresses that are too large to use directly. Even before that happens, the various issues of IPv4 to IPv6 mapping raise all sorts of questions about uniqueness of IPv4 addresses.</text:p>
        </text:list-item>
        <text:list-item>
          <text:p text:style-name="P25">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4"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2">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1">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7">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24"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xml:id="list3702387621974969917" text:style-name="L2">
        <text:list-item>
          <text:p text:style-name="P26">Lease time can be extended through a renewal process.</text:p>
        </text:list-item>
        <text:list-item>
          <text:p text:style-name="P26">The server does not reassign a previously assigned <text:span text:style-name="T29">and currently expired </text:span>Unique Identifier until it has run through the entire pool allocated to it.</text:p>
        </text:list-item>
        <text:list-item>
          <text:p text:style-name="P26">The server allows the client to suggest a Unique Identifier that it would like f<text:span text:style-name="T24">r</text:span>om the server's pool.</text:p>
        </text:list-item>
        <text:list-item>
          <text:p text:style-name="P27">The server have persistent storage of current leases that it can can consult in case of a restart.</text:p>
        </text:list-item>
        <text:list-item>
          <text:p text:style-name="P26">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7">caution</text:span>. <text:s/>Implementation mechanisms that make use of this pool are currently <text:span text:style-name="T7">experimental</text:span>. <text:s/><text:span text:style-name="T9">Because Unique Event Identifiers assigned out of this range could be captured and disseminated into use by nodes that could become unaware of </text:span><text:span text:style-name="T10">a</text:span><text:span text:style-name="T9"> lease expiration </text:span><text:span text:style-name="T10">and reassignment</text:span><text:span text:style-name="T9">, Unique Event Identifiers </text:span><text:span text:style-name="T11">are</text:span><text:span text:style-name="T9"> not </text:span><text:span text:style-name="T11">to</text:span><text:span text:style-name="T9"> be assigned out of this range</text:span><text:span text:style-name="T30">.</text:span></text:p>
      <text:h text:style-name="P23"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9">Automated allocation systems can be abused, and we don't want to give away large chunks of address space to automated requesters. <text:s/>All available <text:span text:style-name="T1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9">may need to be added in the future</text:span><text:span text:style-name="T12">.</text:span></text:p>
      <text:p text:style-name="P9"><text:soft-page-break/><text:span text:style-name="T19">Because of the inherent difficulties in protecting an SQL or other Internet accessible databases from abuse, both </text:span><text:span text:style-name="T20">intentionally </text:span><text:span text:style-name="T19">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3</meta:editing-cycles>
    <meta:editing-duration>P1DT15H31M26S</meta:editing-duration>
    <meta:generator>LibreOffice/4.4.0.3$MacOSX_X86_64 LibreOffice_project/de093506bcdc5fafd9023ee680b8c60e3e0645d7</meta:generator>
    <dc:date>2016-02-06T20:25:46.248474000</dc:date>
    <dc:creator>David Harris</dc:creator>
    <dc:subject> </dc:subject>
    <meta:document-statistic meta:table-count="1" meta:image-count="1" meta:object-count="0" meta:page-count="8" meta:paragraph-count="101" meta:word-count="3140" meta:character-count="19847" meta:non-whitespace-character-count="16709"/>
    <meta:user-defined meta:name="OLCBdate">Feb 6, 2016</meta:user-defined>
    <meta:user-defined meta:name="OLCBstatus">Adopted</meta:user-defined>
    <meta:user-defined meta:name="OLCByear">2016</meta:user-defined>
  </office:meta>
</office:document-meta>
</file>